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5c25" officeooo:paragraph-rsid="001d5c25"/>
    </style:style>
    <style:style style:name="P2" style:family="paragraph" style:parent-style-name="Standard">
      <style:text-properties officeooo:paragraph-rsid="001d5c25"/>
    </style:style>
    <style:style style:name="P3" style:family="paragraph" style:parent-style-name="Standard">
      <style:text-properties style:text-underline-style="solid" style:text-underline-width="auto" style:text-underline-color="font-color" fo:font-weight="bold" officeooo:rsid="001f2775" officeooo:paragraph-rsid="001f2775" style:font-weight-asian="bold" style:font-weight-complex="bold"/>
    </style:style>
    <style:style style:name="P4" style:family="paragraph" style:parent-style-name="Standard">
      <style:text-properties style:text-underline-style="solid" style:text-underline-width="auto" style:text-underline-color="font-color" officeooo:rsid="001f7a0e" officeooo:paragraph-rsid="001f7a0e"/>
    </style:style>
    <style:style style:name="P5" style:family="paragraph" style:parent-style-name="Standard">
      <style:text-properties fo:language="fr" fo:country="FR" officeooo:paragraph-rsid="001d5c25"/>
    </style:style>
    <style:style style:name="P6" style:family="paragraph" style:parent-style-name="Standard">
      <style:text-properties fo:language="fr" fo:country="FR" officeooo:rsid="001d5c25" officeooo:paragraph-rsid="001d5c25"/>
    </style:style>
    <style:style style:name="P7" style:family="paragraph" style:parent-style-name="Standard">
      <style:text-properties fo:language="fr" fo:country="FR" style:text-underline-style="solid" style:text-underline-width="auto" style:text-underline-color="font-color" officeooo:rsid="001f2775" officeooo:paragraph-rsid="001f2775"/>
    </style:style>
    <style:style style:name="P8" style:family="paragraph" style:parent-style-name="Standard">
      <style:text-properties style:text-underline-style="solid" style:text-underline-width="auto" style:text-underline-color="font-color" officeooo:rsid="001f7a0e" officeooo:paragraph-rsid="001f7a0e"/>
    </style:style>
    <style:style style:name="P9" style:family="paragraph" style:parent-style-name="Standard">
      <style:text-properties style:text-underline-style="none" officeooo:rsid="001f7a0e" officeooo:paragraph-rsid="001f7a0e"/>
    </style:style>
    <style:style style:name="P10" style:family="paragraph" style:parent-style-name="Standard">
      <style:text-properties style:text-underline-style="none" officeooo:rsid="00244115" officeooo:paragraph-rsid="00244115"/>
    </style:style>
    <style:style style:name="P11" style:family="paragraph" style:parent-style-name="Standard">
      <style:text-properties style:text-underline-style="none" officeooo:rsid="00245798" officeooo:paragraph-rsid="00245798"/>
    </style:style>
    <style:style style:name="P12" style:family="paragraph" style:parent-style-name="Standard">
      <style:text-properties style:text-underline-style="none" officeooo:rsid="0024a937" officeooo:paragraph-rsid="0024a937"/>
    </style:style>
    <style:style style:name="P13" style:family="paragraph" style:parent-style-name="Standard">
      <style:text-properties style:text-underline-style="none" officeooo:rsid="0026721d" officeooo:paragraph-rsid="0026721d"/>
    </style:style>
    <style:style style:name="P14" style:family="paragraph" style:parent-style-name="Standard">
      <style:text-properties style:text-underline-style="none" officeooo:rsid="002806d4" officeooo:paragraph-rsid="002806d4"/>
    </style:style>
    <style:style style:name="P15" style:family="paragraph" style:parent-style-name="Standard">
      <style:text-properties style:text-underline-style="none" officeooo:rsid="0029c5e9" officeooo:paragraph-rsid="0029c5e9"/>
    </style:style>
    <style:style style:name="P16" style:family="paragraph" style:parent-style-name="Standard">
      <style:text-properties style:text-underline-style="none" officeooo:rsid="002ae9fa" officeooo:paragraph-rsid="002ae9fa"/>
    </style:style>
    <style:style style:name="P17" style:family="paragraph" style:parent-style-name="Standard">
      <style:text-properties style:text-underline-style="none" officeooo:rsid="002be541" officeooo:paragraph-rsid="002be541"/>
    </style:style>
    <style:style style:name="P18" style:family="paragraph" style:parent-style-name="Standard">
      <style:text-properties style:text-underline-style="none" officeooo:rsid="002de511" officeooo:paragraph-rsid="002de511"/>
    </style:style>
    <style:style style:name="T1" style:family="text">
      <style:text-properties officeooo:rsid="001d5c25"/>
    </style:style>
    <style:style style:name="T2" style:family="text">
      <style:text-properties fo:font-style="italic" officeooo:rsid="001d5c25" style:font-style-asian="italic" style:font-style-complex="italic"/>
    </style:style>
    <style:style style:name="T3" style:family="text">
      <style:text-properties fo:font-style="normal" officeooo:rsid="001f2775" style:font-style-asian="normal" style:font-style-complex="normal"/>
    </style:style>
    <style:style style:name="T4" style:family="text">
      <style:text-properties fo:font-style="normal" officeooo:rsid="001f29ba" style:font-style-asian="normal" style:font-style-complex="normal"/>
    </style:style>
    <style:style style:name="T5" style:family="text">
      <style:text-properties fo:font-style="normal" officeooo:rsid="0020f22f" style:font-style-asian="normal" style:font-style-complex="normal"/>
    </style:style>
    <style:style style:name="T6" style:family="text">
      <style:text-properties officeooo:rsid="001f29ba"/>
    </style:style>
    <style:style style:name="T7" style:family="text">
      <style:text-properties officeooo:rsid="002806d4"/>
    </style:style>
    <style:style style:name="T8" style:family="text">
      <style:text-properties officeooo:rsid="0029c5e9"/>
    </style:style>
    <style:style style:name="T9" style:family="text">
      <style:text-properties officeooo:rsid="002ae9fa"/>
    </style:style>
    <style:style style:name="T10" style:family="text">
      <style:text-properties officeooo:rsid="002be541"/>
    </style:style>
    <style:style style:name="T11" style:family="text">
      <style:text-properties officeooo:rsid="002de5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émarche :</text:p>
      <text:p text:style-name="P2"/>
      <text:p text:style-name="P7">1.<text:span text:style-name="T6">Du</text:span> blast n :</text:p>
      <text:p text:style-name="P7"/>
      <text:p text:style-name="P7"/>
      <text:p text:style-name="P5"><text:span text:style-name="T1">La première étape du projet était d’obtenir les séquences des gènes orthologues des différents espèces de procaryotes indiquées dans l’énoncé, à partir de la séquence du gène </text:span><text:bookmark text:name="yui_3_17_2_1_1542629888636_59"/><text:span text:style-name="T1">de la sous-unité beta de la </text:span>phenylalanine tRNA synthetas<text:span text:style-name="T1">e. Pour <text:s/>cela nous avons dans un premier temps fait un blast n à l’aide de la base de données NCBI. Le principe consistait à fournir une séquence « Query »(de référence) <text:s/>qui était notre séquence pour </text:span><text:span text:style-name="T2">Escherichia coli, </text:span><text:span text:style-name="T3"><text:s/>puis de rentrer le nom des différends organismes pour lequels nous recherchions une séquence similaires. Ainsi l’algorithme nous aurait renseigné les différentes similarités de séquences avec la Query dans chaque génome d’organismes. </text:span><text:span text:style-name="T4"><text:s/></text:span><text:span text:style-name="T5">Suite au médiocres résultats obtenus, nous avons décider de changer de démarche pour obtenir les séquences nucléotidique (ADN) , nous reviendrons plus tard dessus. </text:span></text:p>
      <text:p text:style-name="P6"><text:tab/></text:p>
      <text:p text:style-name="P1"><text:tab/></text:p>
      <text:p text:style-name="P4">2.Du balst p :</text:p>
      <text:p text:style-name="P4"/>
      <text:p text:style-name="P4"/>
      <text:p text:style-name="P4"/>
      <text:p text:style-name="P4"/>
      <text:p text:style-name="P4"/>
      <text:p text:style-name="P9"/>
      <text:p text:style-name="P9"/>
      <text:p text:style-name="P9"/>
      <text:p text:style-name="P9"/>
      <text:p text:style-name="P9"/>
      <text:p text:style-name="P9"/>
      <text:p text:style-name="P9"/>
      <text:p text:style-name="P10">Résultats :</text:p>
      <text:p text:style-name="P10"/>
      <text:p text:style-name="P11">Après la construction de l’arbre à partir des séquences nucléotidiques (ADN) nous avons obtenu des résultats n’étant pas <text:s/>interprétable car montrant des abérations. A tel point que l’arbre ne faisait pas de distinction entre les Archées et les Bactéries. Par ailleurs <text:s/>une grande partie des organismes n’étaient plus du tout associés entre eux, l’algorithme détectant de trop forte différences créant ainsi très peu de groupes. Nous avons alors décidé de nous focaliser sur l’exploitation des séquences protéiques pour construire un nouvel arbre. </text:p>
      <text:p text:style-name="P11"/>
      <text:p text:style-name="P11"/>
      <text:p text:style-name="P12">Pour la création de cet arbre nous avons testé différentes configurations d’alignement. Pour ce faire nous avons utilsé une méthode d’alignement multiple (Clustal W ou MUSCLE) <text:s/>couplé à <text:s/>une correction d’alignement (Gblocks ou le remplacement des non-alignements par des gaps). Ainsi les configurations sont les suivantes :</text:p>
      <text:p text:style-name="P12"><text:tab/>-ClustalW/Gblocks</text:p>
      <text:p text:style-name="P12"><text:tab/>-ClustalW/Gaps</text:p>
      <text:p text:style-name="P12"><text:tab/>-MUSCLE/Gblocks</text:p>
      <text:p text:style-name="P12"><text:tab/>-MUSCLE/Gaps</text:p>
      <text:p text:style-name="P12"/>
      <text:p text:style-name="P13">ClustalW <text:span text:style-name="T7">et MUSCLE sont deux méthodes d’alignement global basées sur une approche progressive. MUSCLE est plus récent que ClustalW et est considéré comme plus performant (vitesse et précision).</text:span></text:p>
      <text:p text:style-name="P14"><text:soft-page-break/>Gblocks est un <text:s/>algorithme d’alignement local permettant de « nettoyer » l’alignement multiple effectué précédemment. Il permet d’éliminer des séquences redondantes ou très différentes afin de conserver des régions variables entre les séquences.</text:p>
      <text:p text:style-name="P10"/>
      <text:p text:style-name="P14">Pour construire chaque arbre nous avons utilisé l’outil PhyML et un bootstrap a été effectué afin de juger la fiabilité de ces derniers.</text:p>
      <text:p text:style-name="P14">Avant de nous baser sur le bootstrap, nous avons décidé d’éliminer l’arbre construit à partir de ClustalW/Gaps en se basant sur nos connaissances. En effet, l’arbre plaçait les Archées au sein des Bactér<text:span text:style-name="T8">ies et certaines Bactéries se retrouvaient évincées de l’arbre. (différence totale avec le reste des organismes) Bien que des transferts horizontaux soientt possibles, il semble peu probable que cette hypothèse seule explique ce résultat.</text:span></text:p>
      <text:p text:style-name="P15">Pour discriminer les trois arbres restants nous nous sommes appuyés au valeur de bootstrap pour chaque branche. Nous avons choisi 100 itérations pour notre bootstrap. Ceci signifie que le logiciel calcule 100 arbres en utilisant la configuration d’alignement donnée <text:span text:style-name="T9">mais en faisant varier légèrement les données</text:span>. Ainsi, les valeurs de chaque bran<text:span text:style-name="T9">che indiquent la fréquence d’apparition de la branche dans les 100 arbres. Par convention, le seuil est fixé à 80 % (0.8) pour considérer une branche comme fiable.</text:span></text:p>
      <text:p text:style-name="P15"/>
      <text:p text:style-name="P16">Dans notre cas, pour nos trois arbres les valeurs de bootstrap étaient très inférieures à 0.8 pour une majorité de branche de l’arbre. On peut supposer que l’absence de certaines espèces dans notre arbre joue un rôle dans ces résultats. En effet, certaines espèces pourraient permettre de discriminer des groupes et de construire de nouvelles branches peut être plus fiables. On peut également se questionner sur la qualité des séquences obtenues <text:span text:style-name="T10">ou sur la vitesse d’évolution de ces protéines.</text:span></text:p>
      <text:p text:style-name="P17">Néanmoins nous avons fait en sorte de choisir l’arbre avec les valeurs de bootstrap les plus élevées. De ce fait, nous avons éliminé l’arbre bâti à partir de ClustalW/Gblocks.</text:p>
      <text:p text:style-name="P17">L’arbre MUSCLE/Gblocks offrait des valeurs de bootstrap légèrement supérieures mais tendait à <text:span text:style-name="T11">ne pas réussir à différencier certaines espèces par rapport aux autres.</text:span></text:p>
      <text:p text:style-name="P18">Ainsi, nous avons choisi de sélectionner l’arbre MUSCLE/Gap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4:37:54.672735985</meta:creation-date>
    <dc:date>2018-11-20T11:24:05.939847120</dc:date>
    <meta:editing-duration>PT15M50S</meta:editing-duration>
    <meta:editing-cycles>2</meta:editing-cycles>
    <meta:generator>LibreOffice/5.2.7.2$Linux_X86_64 LibreOffice_project/20m0$Build-2</meta:generator>
    <meta:document-statistic meta:table-count="0" meta:image-count="0" meta:object-count="0" meta:page-count="2" meta:paragraph-count="22" meta:word-count="643" meta:character-count="4252" meta:non-whitespace-character-count="3612"/>
  </office:meta>
</office:document-meta>
</file>